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d902" officeooo:paragraph-rsid="001ed90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-1 : Page de garde avec intitulé , image du projet ,membres de l’equipe ,(« CV HTML »)</text:p>
      <text:p text:style-name="P1"/>
      <text:p text:style-name="P1">P-2 : Pourquoi ce projet ? , positionnement du projet…</text:p>
      <text:p text:style-name="P1"/>
      <text:p text:style-name="P1">P-2.3 : Cahier des charges : but du projet , objetifs a realiser …. ; moyens , codes …</text:p>
      <text:p text:style-name="P1"/>
      <text:p text:style-name="P1">P-4 : repartition des taches , tavail en equipe , collaboration </text:p>
      <text:p text:style-name="P1"/>
      <text:p text:style-name="P1">P-5  (6 e 7) : Réalisation …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10:11:32.406321619</meta:creation-date>
    <dc:date>2019-05-15T10:21:51.833078346</dc:date>
    <meta:editing-duration>PT9S</meta:editing-duration>
    <meta:editing-cycles>1</meta:editing-cycles>
    <meta:document-statistic meta:table-count="0" meta:image-count="0" meta:object-count="0" meta:page-count="1" meta:paragraph-count="5" meta:word-count="65" meta:character-count="320" meta:non-whitespace-character-count="258"/>
    <meta:generator>LibreOffice/6.0.7.3$Linux_X86_64 LibreOffice_project/00m0$Build-3</meta:generator>
  </office:meta>
</office:document-meta>
</file>